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126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2.5075in"/>
    </style:style>
    <style:style style:name="co7" style:family="table-column">
      <style:table-column-properties fo:break-before="auto" style:column-width="2.459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linelist">
      <style:table-properties table:display="true" style:writing-mode="lr-tb"/>
    </style:style>
    <style:style style:name="ta2" style:family="table" style:master-page-name="PageStyle_5f_contacts">
      <style:table-properties table:display="true" style:writing-mode="lr-tb"/>
    </style:style>
    <style:style style:name="ta3" style:family="table" style:master-page-name="PageStyle_5f_temp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ne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number-columns-repeated="16380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date_of_death</text:p>
          </table:table-cell>
          <table:table-cell table:style-name="ce3" office:value-type="string" calcext:value-type="string">
            <text:p>location</text:p>
          </table:table-cell>
          <table:table-cell table:style-name="ce1" office:value-type="string" calcext:value-type="string">
            <text:p>family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QUINTIN Jean</text:p>
          </table:table-cell>
          <table:table-cell office:value-type="date" office:date-value="1720-11-26" calcext:value-type="date">
            <text:p>26/11/1720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Ambroise</text:p>
          </table:table-cell>
          <table:table-cell office:value-type="date" office:date-value="1720-12-18" calcext:value-type="date">
            <text:p>18/12/1720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CASSANHES Marguerite</text:p>
          </table:table-cell>
          <table:table-cell office:value-type="date" office:date-value="1720-12-25" calcext:value-type="date">
            <text:p>25/12/1720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enfant 1</text:p>
          </table:table-cell>
          <table:table-cell office:value-type="date" office:date-value="1720-12-25" calcext:value-type="date">
            <text:p>25/12/1720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enfant 2</text:p>
          </table:table-cell>
          <table:table-cell office:value-type="date" office:date-value="1720-12-25" calcext:value-type="date">
            <text:p>25/12/1720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NOGARET Pierre</text:p>
          </table:table-cell>
          <table:table-cell office:value-type="date" office:date-value="1721-01-04" calcext:value-type="date">
            <text:p>04/01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DEROUCH Jean</text:p>
          </table:table-cell>
          <table:table-cell office:value-type="date" office:date-value="1721-01-09" calcext:value-type="date">
            <text:p>09/01/1721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MALAVIALE Marguerite</text:p>
          </table:table-cell>
          <table:table-cell office:value-type="date" office:date-value="1721-01-28" calcext:value-type="date">
            <text:p>28/01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Malaviale</text:p>
          </table:table-cell>
        </table:table-row>
        <table:table-row table:style-name="ro1">
          <table:table-cell office:value-type="string" calcext:value-type="string">
            <text:p>POURCHIER Antoine</text:p>
          </table:table-cell>
          <table:table-cell office:value-type="date" office:date-value="1721-02-02" calcext:value-type="date">
            <text:p>02/02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DEROUCH Jean fils</text:p>
          </table:table-cell>
          <table:table-cell office:value-type="date" office:date-value="1721-02-22" calcext:value-type="date">
            <text:p>22/02/1721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BALDOUY Geneviève</text:p>
          </table:table-cell>
          <table:table-cell office:value-type="date" office:date-value="1721-03-01" calcext:value-type="date">
            <text:p>01/03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Baldouy</text:p>
          </table:table-cell>
        </table:table-row>
        <table:table-row table:style-name="ro1">
          <table:table-cell office:value-type="string" calcext:value-type="string">
            <text:p>QUINTIN Antoinette</text:p>
          </table:table-cell>
          <table:table-cell office:value-type="date" office:date-value="1721-03-04" calcext:value-type="date">
            <text:p>04/03/1721</text:p>
          </table:table-cell>
          <table:table-cell table:style-name="ce5" office:value-type="string" calcext:value-type="string">
            <text:p>Corréjac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NOGARET Catherine</text:p>
          </table:table-cell>
          <table:table-cell office:value-type="date" office:date-value="1721-03-26" calcext:value-type="date">
            <text:p>26/03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Madeleine</text:p>
          </table:table-cell>
          <table:table-cell office:value-type="date" office:date-value="1721-03-28" calcext:value-type="date">
            <text:p>28/03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PRADEILLES Claire</text:p>
          </table:table-cell>
          <table:table-cell office:value-type="date" office:date-value="1721-03-29" calcext:value-type="date">
            <text:p>29/03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PRADEILLES Marie</text:p>
          </table:table-cell>
          <table:table-cell office:value-type="date" office:date-value="1721-04-07" calcext:value-type="date">
            <text:p>07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PRADEILLES Pierre</text:p>
          </table:table-cell>
          <table:table-cell office:value-type="date" office:date-value="1721-04-11" calcext:value-type="date">
            <text:p>11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date" office:date-value="1721-04-12" calcext:value-type="date">
            <text:p>12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GUIRALDES Anne</text:p>
          </table:table-cell>
          <table:table-cell office:value-type="date" office:date-value="1721-04-18" calcext:value-type="date">
            <text:p>18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Baldouy</text:p>
          </table:table-cell>
        </table:table-row>
        <table:table-row table:style-name="ro1">
          <table:table-cell office:value-type="string" calcext:value-type="string">
            <text:p>NOGARET Toinette</text:p>
          </table:table-cell>
          <table:table-cell office:value-type="date" office:date-value="1721-04-19" calcext:value-type="date">
            <text:p>19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CLAVEL Jean</text:p>
          </table:table-cell>
          <table:table-cell office:value-type="date" office:date-value="1721-04-23" calcext:value-type="date">
            <text:p>23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NOGARET Anne</text:p>
          </table:table-cell>
          <table:table-cell office:value-type="date" office:date-value="1721-04-25" calcext:value-type="date">
            <text:p>25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Antoine</text:p>
          </table:table-cell>
          <table:table-cell office:value-type="date" office:date-value="1721-04-27" calcext:value-type="date">
            <text:p>27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ASTRUC Charlotte</text:p>
          </table:table-cell>
          <table:table-cell office:value-type="date" office:date-value="1721-04-29" calcext:value-type="date">
            <text:p>29/04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CLAVEL Antoine</text:p>
          </table:table-cell>
          <table:table-cell office:value-type="date" office:date-value="1721-05-03" calcext:value-type="date">
            <text:p>03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PRADEILLES Charlotte</text:p>
          </table:table-cell>
          <table:table-cell office:value-type="date" office:date-value="1721-05-04" calcext:value-type="date">
            <text:p>04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RAMPON Marc</text:p>
          </table:table-cell>
          <table:table-cell office:value-type="date" office:date-value="1721-05-04" calcext:value-type="date">
            <text:p>04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Rampon</text:p>
          </table:table-cell>
        </table:table-row>
        <table:table-row table:style-name="ro1">
          <table:table-cell office:value-type="string" calcext:value-type="string">
            <text:p>BOUDON Jeanne</text:p>
          </table:table-cell>
          <table:table-cell office:value-type="date" office:date-value="1721-05-07" calcext:value-type="date">
            <text:p>07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Rampon</text:p>
          </table:table-cell>
        </table:table-row>
        <table:table-row table:style-name="ro1">
          <table:table-cell office:value-type="string" calcext:value-type="string">
            <text:p>ASTRUC Anne</text:p>
          </table:table-cell>
          <table:table-cell office:value-type="date" office:date-value="1721-05-07" calcext:value-type="date">
            <text:p>07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POURCHIER Etienne</text:p>
          </table:table-cell>
          <table:table-cell office:value-type="date" office:date-value="1721-05-14" calcext:value-type="date">
            <text:p>14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NOGARET Pierre</text:p>
          </table:table-cell>
          <table:table-cell office:value-type="date" office:date-value="1721-05-20" calcext:value-type="date">
            <text:p>20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CLAVEL Catherine</text:p>
          </table:table-cell>
          <table:table-cell office:value-type="date" office:date-value="1721-05-20" calcext:value-type="date">
            <text:p>20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POUJOL Anne</text:p>
          </table:table-cell>
          <table:table-cell office:value-type="date" office:date-value="1721-05-24" calcext:value-type="date">
            <text:p>24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Tranchar</text:p>
          </table:table-cell>
        </table:table-row>
        <table:table-row table:style-name="ro1">
          <table:table-cell office:value-type="string" calcext:value-type="string">
            <text:p>GIRAL Marie</text:p>
          </table:table-cell>
          <table:table-cell office:value-type="date" office:date-value="1721-05-27" calcext:value-type="date">
            <text:p>27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NOGARET Marie</text:p>
          </table:table-cell>
          <table:table-cell office:value-type="date" office:date-value="1721-05-27" calcext:value-type="date">
            <text:p>27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POURCHIER Catherine</text:p>
          </table:table-cell>
          <table:table-cell office:value-type="date" office:date-value="1721-05-28" calcext:value-type="date">
            <text:p>28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CAVALIER Marguerite</text:p>
          </table:table-cell>
          <table:table-cell office:value-type="date" office:date-value="1721-05-28" calcext:value-type="date">
            <text:p>28/05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ASTRUC Marie</text:p>
          </table:table-cell>
          <table:table-cell office:value-type="date" office:date-value="1721-06-12" calcext:value-type="date">
            <text:p>12/06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TRINCHAR Antoine</text:p>
          </table:table-cell>
          <table:table-cell office:value-type="date" office:date-value="1721-06-14" calcext:value-type="date">
            <text:p>14/06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Trinchar</text:p>
          </table:table-cell>
        </table:table-row>
        <table:table-row table:style-name="ro1">
          <table:table-cell office:value-type="string" calcext:value-type="string">
            <text:p>CLAVEL Etienne</text:p>
          </table:table-cell>
          <table:table-cell office:value-type="date" office:date-value="1721-06-18" calcext:value-type="date">
            <text:p>18/06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ASTRUC Etienne </text:p>
          </table:table-cell>
          <table:table-cell office:value-type="date" office:date-value="1721-06-19" calcext:value-type="date">
            <text:p>19/06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Pierre</text:p>
          </table:table-cell>
          <table:table-cell office:value-type="date" office:date-value="1721-07-17" calcext:value-type="date">
            <text:p>17/07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VERNHET Jean</text:p>
          </table:table-cell>
          <table:table-cell office:value-type="date" office:date-value="1721-08-04" calcext:value-type="date">
            <text:p>04/08/1721</text:p>
          </table:table-cell>
          <table:table-cell table:style-name="ce5" office:value-type="string" calcext:value-type="string">
            <text:p>Corréjac</text:p>
          </table:table-cell>
          <table:table-cell office:value-type="string" calcext:value-type="string">
            <text:p>Vernhet</text:p>
          </table:table-cell>
        </table:table-row>
        <table:table-row table:style-name="ro1">
          <table:table-cell office:value-type="string" calcext:value-type="string">
            <text:p>QUINTIN Antoinette</text:p>
          </table:table-cell>
          <table:table-cell office:value-type="date" office:date-value="1720-12-26" calcext:value-type="date">
            <text:p>26/12/1720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NEGRE Antoinette</text:p>
          </table:table-cell>
          <table:table-cell office:value-type="date" office:date-value="1720-12-29" calcext:value-type="date">
            <text:p>29/12/1720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FORESTIER Marguerite</text:p>
          </table:table-cell>
          <table:table-cell office:value-type="date" office:date-value="1720-12-30" calcext:value-type="date">
            <text:p>30/12/1720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Ambroise</text:p>
          </table:table-cell>
          <table:table-cell office:value-type="date" office:date-value="1721-01-04" calcext:value-type="date">
            <text:p>04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Françoise</text:p>
          </table:table-cell>
          <table:table-cell office:value-type="date" office:date-value="1721-01-10" calcext:value-type="date">
            <text:p>10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Anne</text:p>
          </table:table-cell>
          <table:table-cell office:value-type="date" office:date-value="1721-01-20" calcext:value-type="date">
            <text:p>20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François</text:p>
          </table:table-cell>
          <table:table-cell office:value-type="date" office:date-value="1721-01-22" calcext:value-type="date">
            <text:p>22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PARAIRE Antoine</text:p>
          </table:table-cell>
          <table:table-cell office:value-type="date" office:date-value="1721-01-25" calcext:value-type="date">
            <text:p>25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Guillaume</text:p>
          </table:table-cell>
          <table:table-cell office:value-type="date" office:date-value="1721-01-29" calcext:value-type="date">
            <text:p>29/01/1721</text:p>
          </table:table-cell>
          <table:table-cell office:value-type="string" calcext:value-type="string">
            <text:p>La Canourgu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act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81"/>
        <table:table-row table:style-name="ro1">
          <table:table-cell table:style-name="ce1" office:value-type="string" calcext:value-type="string">
            <text:p>first_id</text:p>
          </table:table-cell>
          <table:table-cell table:style-name="ce1" office:value-type="string" calcext:value-type="string">
            <text:p>second_id</text:p>
          </table:table-cell>
          <table:table-cell table:style-name="ce1" office:value-type="string" calcext:value-type="string">
            <text:p>relationship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QUINTIN Ambroise</text:p>
          </table:table-cell>
          <table:table-cell office:value-type="string" calcext:value-type="string">
            <text:p>QUINTIN Jea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CASSANHES Marguerite</text:p>
          </table:table-cell>
          <table:table-cell office:value-type="string" calcext:value-type="string">
            <text:p>QUINTIN Jean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QUINTIN enfant 1</text:p>
          </table:table-cell>
          <table:table-cell office:value-type="string" calcext:value-type="string">
            <text:p>QUINTIN Jea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QUINTIN enfant 2</text:p>
          </table:table-cell>
          <table:table-cell office:value-type="string" calcext:value-type="string">
            <text:p>QUINTIN Jea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QUINTIN Ambroise</text:p>
          </table:table-cell>
          <table:table-cell office:value-type="string" calcext:value-type="string">
            <text:p>CASSANHES Marguerit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QUINTIN enfant 1</text:p>
          </table:table-cell>
          <table:table-cell office:value-type="string" calcext:value-type="string">
            <text:p>CASSANHES Marguerit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QUINTIN enfant 2</text:p>
          </table:table-cell>
          <table:table-cell office:value-type="string" calcext:value-type="string">
            <text:p>CASSANHES Marguerit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QUINTIN Ambroise</text:p>
          </table:table-cell>
          <table:table-cell office:value-type="string" calcext:value-type="string">
            <text:p>QUINTIN enfant 1</text:p>
          </table:table-cell>
          <table:table-cell office:value-type="string" calcext:value-type="string">
            <text:p>sibling</text:p>
          </table:table-cell>
        </table:table-row>
        <table:table-row table:style-name="ro1">
          <table:table-cell office:value-type="string" calcext:value-type="string">
            <text:p>QUINTIN enfant 1</text:p>
          </table:table-cell>
          <table:table-cell office:value-type="string" calcext:value-type="string">
            <text:p>QUINTIN enfant 2</text:p>
          </table:table-cell>
          <table:table-cell office:value-type="string" calcext:value-type="string">
            <text:p>sibling</text:p>
          </table:table-cell>
        </table:table-row>
        <table:table-row table:style-name="ro1">
          <table:table-cell office:value-type="string" calcext:value-type="string">
            <text:p>NOGARET Pierre</text:p>
          </table:table-cell>
          <table:table-cell office:value-type="string" calcext:value-type="string">
            <text:p>NOGARET Antoin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DEROUCH Jean</text:p>
          </table:table-cell>
          <table:table-cell office:value-type="string" calcext:value-type="string">
            <text:p>QUINTIN Jean</text:p>
          </table:table-cell>
          <table:table-cell office:value-type="string" calcext:value-type="string">
            <text:p>step_child</text:p>
          </table:table-cell>
        </table:table-row>
        <table:table-row table:style-name="ro1">
          <table:table-cell office:value-type="string" calcext:value-type="string">
            <text:p>DEROUCH Jean</text:p>
          </table:table-cell>
          <table:table-cell office:value-type="string" calcext:value-type="string">
            <text:p>CASSANHES Marguerit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DEROUCH Jean fils</text:p>
          </table:table-cell>
          <table:table-cell office:value-type="string" calcext:value-type="string">
            <text:p>DEROUCH Jea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NOGARET Catherine</text:p>
          </table:table-cell>
          <table:table-cell office:value-type="string" calcext:value-type="string">
            <text:p>NOGARET Antoine</text:p>
          </table:table-cell>
          <table:table-cell office:value-type="string" calcext:value-type="string">
            <text:p>child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2" table:number-rows-repeated="28">
          <table:table-cell table:number-columns-repeated="3"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ASTRUC Charlotte</text:p>
          </table:table-cell>
          <table:table-cell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ASTRUC Anne</text:p>
          </table:table-cell>
          <table:table-cell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GIRAL Marie</text:p>
          </table:table-cell>
          <table:table-cell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ASTRUC Marie</text:p>
          </table:table-cell>
          <table:table-cell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ASTRUC Etienne </text:p>
          </table:table-cell>
          <table:table-cell/>
        </table:table-row>
        <table:table-row table:style-name="ro1">
          <table:table-cell office:value-type="string" calcext:value-type="string">
            <text:p>ASTRUC Toinette</text:p>
          </table:table-cell>
          <table:table-cell office:value-type="string" calcext:value-type="string">
            <text:p>ASTRUC Pierre</text:p>
          </table:table-cell>
          <table:table-cell/>
        </table:table-row>
        <table:table-row table:style-name="ro1">
          <table:table-cell office:value-type="string" calcext:value-type="string">
            <text:p>ASTRUC Charlotte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ASTRUC Charlo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UC A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AL Ma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UC Ma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UC Etien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UC Pier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 table:number-rows-repeated="104850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mp" table:style-name="ta3">
        <table:table-column table:style-name="co10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ASTRUC Toinett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Charlott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Ann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GIRAL Mari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Mari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Etienne 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ASTRUC Pierre</text:p>
          </table:table-cell>
          <table:table-cell table:style-name="ce2" office:value-type="string" calcext:value-type="string">
            <text:p>Astruc</text:p>
          </table:table-cell>
        </table:table-row>
        <table:table-row table:style-name="ro1">
          <table:table-cell office:value-type="string" calcext:value-type="string">
            <text:p>BALDOUY Geneviève</text:p>
          </table:table-cell>
          <table:table-cell table:style-name="ce2" office:value-type="string" calcext:value-type="string">
            <text:p>Baldouy</text:p>
          </table:table-cell>
        </table:table-row>
        <table:table-row table:style-name="ro1">
          <table:table-cell office:value-type="string" calcext:value-type="string">
            <text:p>GUIRALDES Anne</text:p>
          </table:table-cell>
          <table:table-cell table:style-name="ce2" office:value-type="string" calcext:value-type="string">
            <text:p>Baldouy</text:p>
          </table:table-cell>
        </table:table-row>
        <table:table-row table:style-name="ro1">
          <table:table-cell office:value-type="string" calcext:value-type="string">
            <text:p>CAVALIER Marguerite</text:p>
          </table:table-cell>
          <table:table-cell table:style-name="ce2"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CLAVEL Jean</text:p>
          </table:table-cell>
          <table:table-cell table:style-name="ce2"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CLAVEL Antoine</text:p>
          </table:table-cell>
          <table:table-cell table:style-name="ce2"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CLAVEL Catherine</text:p>
          </table:table-cell>
          <table:table-cell table:style-name="ce2"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CLAVEL Etienne</text:p>
          </table:table-cell>
          <table:table-cell table:style-name="ce2" office:value-type="string" calcext:value-type="string">
            <text:p>Clavel</text:p>
          </table:table-cell>
        </table:table-row>
        <table:table-row table:style-name="ro1">
          <table:table-cell office:value-type="string" calcext:value-type="string">
            <text:p>MALAVIALE Marguerite</text:p>
          </table:table-cell>
          <table:table-cell table:style-name="ce2" office:value-type="string" calcext:value-type="string">
            <text:p>Malaviale</text:p>
          </table:table-cell>
        </table:table-row>
        <table:table-row table:style-name="ro1">
          <table:table-cell office:value-type="string" calcext:value-type="string">
            <text:p>NOGARET Pierr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Catherin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Madelein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Toinett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Ann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Antoin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Pierr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NOGARET Marie</text:p>
          </table:table-cell>
          <table:table-cell table:style-name="ce2" office:value-type="string" calcext:value-type="string">
            <text:p>Nogaret</text:p>
          </table:table-cell>
        </table:table-row>
        <table:table-row table:style-name="ro1">
          <table:table-cell office:value-type="string" calcext:value-type="string">
            <text:p>POURCHIER Antoine</text:p>
          </table:table-cell>
          <table:table-cell table:style-name="ce2"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POURCHIER Etienne</text:p>
          </table:table-cell>
          <table:table-cell table:style-name="ce2"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POURCHIER Catherine</text:p>
          </table:table-cell>
          <table:table-cell table:style-name="ce2" office:value-type="string" calcext:value-type="string">
            <text:p>Pourchier</text:p>
          </table:table-cell>
        </table:table-row>
        <table:table-row table:style-name="ro1">
          <table:table-cell office:value-type="string" calcext:value-type="string">
            <text:p>PRADEILLES Claire</text:p>
          </table:table-cell>
          <table:table-cell table:style-name="ce2"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PRADEILLES Marie</text:p>
          </table:table-cell>
          <table:table-cell table:style-name="ce2"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PRADEILLES Pierre</text:p>
          </table:table-cell>
          <table:table-cell table:style-name="ce2"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PRADEILLES Charlotte</text:p>
          </table:table-cell>
          <table:table-cell table:style-name="ce2" office:value-type="string" calcext:value-type="string">
            <text:p>Pradeilles</text:p>
          </table:table-cell>
        </table:table-row>
        <table:table-row table:style-name="ro1">
          <table:table-cell office:value-type="string" calcext:value-type="string">
            <text:p>QUINTIN Jean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Ambrois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CASSANHES Marguerit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enfant 1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enfant 2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DEROUCH Jean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DEROUCH Jean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QUINTIN Antoinette</text:p>
          </table:table-cell>
          <table:table-cell table:style-name="ce7" office:value-type="string" calcext:value-type="string">
            <text:p>Quintin</text:p>
          </table:table-cell>
        </table:table-row>
        <table:table-row table:style-name="ro1">
          <table:table-cell office:value-type="string" calcext:value-type="string">
            <text:p>RAMPON Marc</text:p>
          </table:table-cell>
          <table:table-cell table:style-name="ce2" office:value-type="string" calcext:value-type="string">
            <text:p>Rampon</text:p>
          </table:table-cell>
        </table:table-row>
        <table:table-row table:style-name="ro1">
          <table:table-cell office:value-type="string" calcext:value-type="string">
            <text:p>BOUDON Jeanne</text:p>
          </table:table-cell>
          <table:table-cell table:style-name="ce2" office:value-type="string" calcext:value-type="string">
            <text:p>Rampon</text:p>
          </table:table-cell>
        </table:table-row>
        <table:table-row table:style-name="ro1">
          <table:table-cell office:value-type="string" calcext:value-type="string">
            <text:p>POUJOL Anne</text:p>
          </table:table-cell>
          <table:table-cell table:style-name="ce2" office:value-type="string" calcext:value-type="string">
            <text:p>Tranchar</text:p>
          </table:table-cell>
        </table:table-row>
        <table:table-row table:style-name="ro1">
          <table:table-cell office:value-type="string" calcext:value-type="string">
            <text:p>TRINCHAR Antoine</text:p>
          </table:table-cell>
          <table:table-cell table:style-name="ce2" office:value-type="string" calcext:value-type="string">
            <text:p>Trinchar</text:p>
          </table:table-cell>
        </table:table-row>
        <table:table-row table:style-name="ro1">
          <table:table-cell office:value-type="string" calcext:value-type="string">
            <text:p>VERNHET Jean</text:p>
          </table:table-cell>
          <table:table-cell table:style-name="ce2" office:value-type="string" calcext:value-type="string">
            <text:p>Vernhet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linelist" style:display-name="PageStyle_line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s" style:display-name="PageStyle_contac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mp" style:display-name="PageStyle_tem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9:34</meta:creation-date>
    <meta:initial-creator>Thibaut Jombart</meta:initial-creator>
    <dc:language>en-US</dc:language>
    <dc:date>2024-03-28T10:32:08</dc:date>
    <meta:editing-cycles>29</meta:editing-cycles>
    <meta:editing-duration>PT54M</meta:editing-duration>
    <meta:generator>LibreOffice/7.4.3.2$Windows_X86_64 LibreOffice_project/1048a8393ae2eeec98dff31b5c133c5f1d08b890</meta:generator>
    <meta:document-statistic meta:table-count="3" meta:cell-count="364" meta:object-count="0"/>
    <meta:user-defined meta:name="AppVersion">15.0000</meta:user-defined>
  </office:meta>
</office:document-meta>
</file>